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frac>
      <mi>m</mi>
      <mi>v</mi>
    </mfrac>
    <annotation encoding="StarMath 5.0">{m} over {v} </annotation>
  </semantics>
</math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7T15:01:09.290880329</meta:creation-date>
    <dc:date>2019-09-07T15:04:05.508900705</dc:date>
    <meta:editing-duration>PT2M55S</meta:editing-duration>
    <meta:editing-cycles>2</meta:editing-cycles>
    <meta:generator>LibreOffice/6.3.1.2$Linux_X86_64 LibreOffice_project/30$Build-2</meta:generator>
  </office:meta>
</office:document-meta>
</file>